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none" draw:fill-color="#ffffff" fo:min-height="0.996cm"/>
    </style:style>
    <style:style style:name="gr5" style:family="graphic" style:parent-style-name="standard">
      <style:graphic-properties draw:stroke="none" svg:stroke-color="#000000" draw:fill="none" draw:fill-color="#ffffff" fo:min-height="0.171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0.3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text-shadow="1pt 1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4" style:family="text">
      <style:text-properties fo:font-size="12pt" fo:text-shadow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0.5cm" svg:height="0.5cm" svg:x="11.6cm" svg:y="21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0.5cm" svg:height="0.5cm" svg:x="8.5cm" svg:y="22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15cm" svg:y1="20.301cm" svg:x2="11.85cm" svg:y2="21.501cm" draw:start-shape="id1" draw:start-glue-point="8" draw:end-shape="id2" draw:end-glue-point="4" svg:d="m10150 20301 1700 1200">
          <text:p/>
        </draw:connector>
        <draw:connector draw:style-name="gr2" draw:text-style-name="P1" draw:layer="layout" draw:type="line" svg:x1="10.15cm" svg:y1="20.301cm" svg:x2="8.75cm" svg:y2="21.501cm" draw:start-shape="id1" draw:start-glue-point="8" draw:end-shape="id3" draw:end-glue-point="4" svg:d="m10150 20301-1400 1200">
          <text:p/>
        </draw:connector>
        <draw:custom-shape draw:style-name="gr1" draw:text-style-name="P1" draw:id="id5" draw:layer="layout" svg:width="0.5cm" svg:height="0.5cm" svg:x="9.7cm" svg:y="24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0.5cm" svg:height="0.5cm" svg:x="7.4cm" svg:y="24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0.5cm" svg:height="0.5cm" svg:x="7.4cm" svg:y="25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0.5cm" svg:height="0.5cm" svg:x="7.4cm" svg:y="2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75cm" svg:y1="23.401cm" svg:x2="9.95cm" svg:y2="24.201cm" draw:start-shape="id4" draw:start-glue-point="8" draw:end-shape="id5" draw:end-glue-point="4" svg:d="m8750 23401 1200 800">
          <text:p/>
        </draw:connector>
        <draw:connector draw:style-name="gr2" draw:text-style-name="P1" draw:layer="layout" draw:type="line" svg:x1="8.75cm" svg:y1="23.401cm" svg:x2="7.65cm" svg:y2="24.201cm" draw:start-shape="id4" draw:start-glue-point="8" draw:end-shape="id6" draw:end-glue-point="4" svg:d="m8750 23401-1100 800">
          <text:p/>
        </draw:connector>
        <draw:connector draw:style-name="gr2" draw:text-style-name="P1" draw:layer="layout" draw:type="line" svg:x1="7.65cm" svg:y1="24.701cm" svg:x2="7.65cm" svg:y2="25.501cm" draw:start-shape="id6" draw:start-glue-point="8" draw:end-shape="id7" draw:end-glue-point="4" svg:d="m7650 24701v800">
          <text:p/>
        </draw:connector>
        <draw:connector draw:style-name="gr2" draw:text-style-name="P1" draw:layer="layout" draw:type="line" svg:x1="7.65cm" svg:y1="26.001cm" svg:x2="7.65cm" svg:y2="26.801cm" draw:start-shape="id7" draw:start-glue-point="8" draw:end-shape="id8" draw:end-glue-point="4" svg:d="m7650 26001v800">
          <text:p/>
        </draw:connector>
        <draw:frame draw:style-name="gr3" draw:text-style-name="P2" draw:layer="layout" svg:width="2.9cm" svg:height="1.097cm" svg:x="5cm" svg:y="26.651cm">
          <draw:text-box>
            <text:p text:style-name="P1"><text:span text:style-name="T1">Scan</text:span></text:p>
            <text:p text:style-name="P1"><text:span text:style-name="T2">(REGION)</text:span></text:p>
          </draw:text-box>
        </draw:frame>
        <draw:frame draw:style-name="gr3" draw:text-style-name="P2" draw:layer="layout" svg:width="2.6cm" svg:height="1.097cm" svg:x="9.5cm" svg:y="24.501cm">
          <draw:text-box>
            <text:p text:style-name="P1"><text:span text:style-name="T1">Scan</text:span></text:p>
            <text:p text:style-name="P1"><text:span text:style-name="T2">(NATION)</text:span></text:p>
          </draw:text-box>
        </draw:frame>
        <draw:frame draw:style-name="gr4" draw:text-style-name="P2" draw:layer="layout" svg:width="3.3cm" svg:height="1.246cm" svg:x="11.1cm" svg:y="21.558cm">
          <draw:text-box>
            <text:p text:style-name="P1"><text:span text:style-name="T1">Scan</text:span></text:p>
            <text:p text:style-name="P1"><text:span text:style-name="T2">(SUPPLIER)</text:span></text:p>
          </draw:text-box>
        </draw:frame>
        <draw:frame draw:style-name="gr3" draw:text-style-name="P2" draw:layer="layout" svg:width="5.5cm" svg:height="1.097cm" svg:x="2.1cm" svg:y="25.051cm">
          <draw:text-box>
            <text:p text:style-name="P1"><text:span text:style-name="T1">Select</text:span></text:p>
            <text:p text:style-name="P1"><text:span text:style-name="T2">(r_name = 'ASIA')</text:span></text:p>
          </draw:text-box>
        </draw:frame>
        <draw:frame draw:style-name="gr3" draw:text-style-name="P2" draw:layer="layout" svg:width="5cm" svg:height="1.097cm" svg:x="3.1cm" svg:y="23.501cm">
          <draw:text-box>
            <text:p text:style-name="P1"><text:span text:style-name="T1">Projection</text:span></text:p>
            <text:p text:style-name="P1"><text:span text:style-name="T2">(r_regionkey)</text:span></text:p>
          </draw:text-box>
        </draw:frame>
        <draw:frame draw:style-name="gr5" draw:text-style-name="P2" draw:layer="layout" svg:width="3.5cm" svg:height="1.52cm" svg:x="5.3cm" svg:y="20.701cm">
          <draw:text-box>
            <text:p text:style-name="P1"><text:span text:style-name="T1">Projection</text:span></text:p>
            <text:p text:style-name="P1"><text:span text:style-name="T2">(n_nationkey, n_name)</text:span></text:p>
          </draw:text-box>
        </draw:frame>
        <draw:custom-shape draw:style-name="gr1" draw:text-style-name="P1" draw:id="id3" draw:layer="layout" svg:width="0.5cm" svg:height="0.5cm" svg:x="8.5cm" svg:y="21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75cm" svg:y1="22.001cm" svg:x2="8.75cm" svg:y2="22.901cm" draw:start-shape="id3" draw:start-glue-point="8" draw:end-shape="id4" draw:end-glue-point="4" svg:d="m8750 22001v900">
          <text:p/>
        </draw:connector>
        <draw:frame draw:style-name="gr3" draw:text-style-name="P2" draw:layer="layout" svg:width="7.5cm" svg:height="1.097cm" svg:x="1.4cm" svg:y="22.304cm">
          <draw:text-box>
            <text:p text:style-name="P1"><text:span text:style-name="T1">OneSideHashJoin</text:span></text:p>
            <text:p text:style-name="P1"><text:span text:style-name="T2">(n_reginonkey = r_regionkey)</text:span></text:p>
          </draw:text-box>
        </draw:frame>
        <draw:custom-shape draw:style-name="gr1" draw:text-style-name="P1" draw:id="id1" draw:layer="layout" svg:width="0.5cm" svg:height="0.5cm" svg:x="9.9cm" svg:y="1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7.5cm" svg:height="1.097cm" svg:x="3.2cm" svg:y="18.958cm">
          <draw:text-box>
            <text:p text:style-name="P1"><text:span text:style-name="T1">OneSideHashJoin</text:span></text:p>
            <text:p text:style-name="P1"><text:span text:style-name="T2">(n_nationkey = s_nationkey)</text:span></text:p>
          </draw:text-box>
        </draw:frame>
        <draw:custom-shape draw:style-name="gr1" draw:text-style-name="P1" draw:id="id9" draw:layer="layout" svg:width="0.5cm" svg:height="0.5cm" svg:x="9.9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15cm" svg:y1="18.7cm" svg:x2="10.15cm" svg:y2="19.801cm" draw:start-shape="id9" draw:start-glue-point="8" draw:end-shape="id1" draw:end-glue-point="4" svg:d="m10150 18700v1101">
          <text:p/>
        </draw:connector>
        <draw:frame draw:style-name="gr3" draw:text-style-name="P2" draw:layer="layout" svg:width="3.5cm" svg:height="1.943cm" svg:x="9.9cm" svg:y="17.6cm">
          <draw:text-box>
            <text:p text:style-name="P1"><text:span text:style-name="T1">Projection</text:span></text:p>
            <text:p text:style-name="P1"><text:span text:style-name="T2">(s_suppkey, s_nationkey, n_name)</text:span></text:p>
          </draw:text-box>
        </draw:frame>
        <draw:custom-shape draw:style-name="gr1" draw:text-style-name="P1" draw:id="id11" draw:layer="layout" svg:width="0.5cm" svg:height="0.5cm" svg:x="14.4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4cm" svg:height="1.097cm" svg:x="13.8cm" svg:y="18.2cm">
          <draw:text-box>
            <text:p text:style-name="P1"><text:span text:style-name="T1">Scan</text:span></text:p>
            <text:p text:style-name="P1"><text:span text:style-name="T2">(lineitem)</text:span></text:p>
          </draw:text-box>
        </draw:frame>
        <draw:custom-shape draw:style-name="gr1" draw:text-style-name="P1" draw:id="id10" draw:layer="layout" svg:width="0.5cm" svg:height="0.5cm" svg:x="11.9cm" svg:y="15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7.5cm" svg:height="1.097cm" svg:x="11.2cm" svg:y="15.4cm">
          <draw:text-box>
            <text:p text:style-name="P1"><text:span text:style-name="T1">OneSideHashJoin</text:span></text:p>
            <text:p text:style-name="P1"><text:span text:style-name="T2">(s_suppkey = l_suppkey)</text:span></text:p>
          </draw:text-box>
        </draw:frame>
        <draw:connector draw:style-name="gr2" draw:text-style-name="P1" draw:layer="layout" draw:type="line" svg:x1="12.15cm" svg:y1="16.346cm" svg:x2="14.65cm" svg:y2="18.2cm" draw:start-shape="id10" draw:start-glue-point="8" draw:end-shape="id11" draw:end-glue-point="4" svg:d="m12150 16346 2500 1854">
          <text:p/>
        </draw:connector>
        <draw:connector draw:style-name="gr2" draw:text-style-name="P1" draw:layer="layout" draw:type="line" svg:x1="12.15cm" svg:y1="16.346cm" svg:x2="10.15cm" svg:y2="18.2cm" draw:start-shape="id10" draw:start-glue-point="8" draw:end-shape="id9" draw:end-glue-point="4" svg:d="m12150 16346-2000 1854">
          <text:p/>
        </draw:connector>
        <draw:custom-shape draw:style-name="gr1" draw:text-style-name="P1" draw:id="id12" draw:layer="layout" svg:width="0.5cm" svg:height="0.5cm" svg:x="9.5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3" draw:layer="layout" svg:width="0.5cm" svg:height="0.5cm" svg:x="9.5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75cm" svg:y1="14.5cm" svg:x2="9.75cm" svg:y2="15.4cm" draw:start-shape="id12" draw:start-glue-point="8" draw:end-shape="id13" draw:end-glue-point="4" svg:d="m9750 14500v900">
          <text:p/>
        </draw:connector>
        <draw:frame draw:style-name="gr6" draw:text-style-name="P2" draw:layer="layout" svg:width="2.5cm" svg:height="1.4cm" svg:x="7cm" svg:y="15.3cm">
          <draw:text-box>
            <text:p text:style-name="P1"><text:span text:style-name="T1">Scan</text:span></text:p>
            <text:p text:style-name="P1"><text:span text:style-name="T2">(ORDERS)</text:span></text:p>
          </draw:text-box>
        </draw:frame>
        <draw:frame draw:style-name="gr3" draw:text-style-name="P2" draw:layer="layout" svg:width="7.5cm" svg:height="1.943cm" svg:x="2.8cm" svg:y="13.157cm">
          <draw:text-box>
            <text:p text:style-name="P1"><text:span text:style-name="T1">Select</text:span></text:p>
            <text:p text:style-name="P1"><text:span text:style-name="T2">(o_orderdate &gt;= '1994-01-01' </text:span></text:p>
            <text:p text:style-name="P1"><text:span text:style-name="T2">and </text:span></text:p>
            <text:p text:style-name="P1"><text:span text:style-name="T2">o_orderdate &lt; '1995-01-01')</text:span></text:p>
          </draw:text-box>
        </draw:frame>
        <draw:custom-shape draw:style-name="gr1" draw:text-style-name="P1" draw:id="id14" draw:layer="layout" svg:width="0.5cm" svg:height="0.5cm" svg:x="11.9cm" svg:y="12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15cm" svg:y1="12.599cm" svg:x2="12.15cm" svg:y2="15.846cm" draw:start-shape="id14" draw:start-glue-point="8" draw:end-shape="id10" draw:end-glue-point="4" svg:d="m12150 12599v3247">
          <text:p/>
        </draw:connector>
        <draw:frame draw:style-name="gr3" draw:text-style-name="P2" draw:layer="layout" svg:width="5cm" svg:height="2.366cm" svg:x="12cm" svg:y="11.5cm">
          <draw:text-box>
            <text:p text:style-name="P1"><text:span text:style-name="T1">Projection</text:span></text:p>
            <text:p text:style-name="P1"><text:span text:style-name="T2">(l_orderey, l_extendedprice, l_discount, s_nationkey, n_name)</text:span></text:p>
          </draw:text-box>
        </draw:frame>
        <draw:custom-shape draw:style-name="gr1" draw:text-style-name="P1" draw:id="id15" draw:layer="layout" svg:width="0.5cm" svg:height="0.5cm" svg:x="9.469cm" svg:y="12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cm" svg:height="1.52cm" svg:x="5.4cm" svg:y="11.7cm">
          <draw:text-box>
            <text:p text:style-name="P1"><text:span text:style-name="T1">Projection</text:span></text:p>
            <text:p text:style-name="P1"><text:span text:style-name="T2">(o_orderkey, o_custkey)</text:span></text:p>
          </draw:text-box>
        </draw:frame>
        <draw:connector draw:style-name="gr2" draw:text-style-name="P1" draw:layer="layout" draw:type="line" svg:x1="9.719cm" svg:y1="12.558cm" svg:x2="9.75cm" svg:y2="14cm" draw:start-shape="id15" draw:start-glue-point="8" draw:end-shape="id12" draw:end-glue-point="4" svg:d="m9719 12558 31 1442">
          <text:p/>
        </draw:connector>
        <draw:custom-shape draw:style-name="gr1" draw:text-style-name="P1" draw:id="id16" draw:layer="layout" svg:width="0.5cm" svg:height="0.5cm" svg:x="10.7cm" svg:y="10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6.7cm" svg:height="1.097cm" svg:x="10.6cm" svg:y="9.9cm">
          <draw:text-box>
            <text:p text:style-name="P1"><text:span text:style-name="T1">OneSideHashJoin</text:span></text:p>
            <text:p text:style-name="P1"><text:span text:style-name="T2">(o_orderkey = l_orderkey)</text:span></text:p>
          </draw:text-box>
        </draw:frame>
        <draw:connector draw:style-name="gr2" draw:text-style-name="P1" draw:layer="layout" draw:type="line" svg:x1="10.95cm" svg:y1="10.646cm" svg:x2="9.719cm" svg:y2="12.058cm" draw:start-shape="id16" draw:start-glue-point="8" draw:end-shape="id15" draw:end-glue-point="4" svg:d="m10950 10646-1231 1412">
          <text:p/>
        </draw:connector>
        <draw:connector draw:style-name="gr2" draw:text-style-name="P1" draw:layer="layout" draw:type="line" svg:x1="10.95cm" svg:y1="10.646cm" svg:x2="12.15cm" svg:y2="12.099cm" draw:start-shape="id16" draw:start-glue-point="8" draw:end-shape="id14" draw:end-glue-point="4" svg:d="m10950 10646 1200 1453">
          <text:p/>
        </draw:connector>
        <draw:custom-shape draw:style-name="gr1" draw:text-style-name="P1" draw:id="id18" draw:layer="layout" svg:width="0.5cm" svg:height="0.5cm" svg:x="5.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3cm" svg:height="1.4cm" svg:x="2.1cm" svg:y="11.6cm">
          <draw:text-box>
            <text:p text:style-name="P1"><text:span text:style-name="T1">Scan</text:span></text:p>
            <text:p text:style-name="P1"><text:span text:style-name="T2">(CUSTOMER)</text:span></text:p>
          </draw:text-box>
        </draw:frame>
        <draw:custom-shape draw:style-name="gr1" draw:text-style-name="P1" draw:id="id17" draw:layer="layout" svg:width="0.5cm" svg:height="0.5cm" svg:x="5.069cm" svg:y="1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cm" svg:height="1.52cm" svg:x="1.1cm" svg:y="9.8cm">
          <draw:text-box>
            <text:p text:style-name="P1"><text:span text:style-name="T1">Projection</text:span></text:p>
            <text:p text:style-name="P1"><text:span text:style-name="T2">(c_custkey, c_nationkey)</text:span></text:p>
          </draw:text-box>
        </draw:frame>
        <draw:connector draw:style-name="gr2" draw:text-style-name="P1" draw:layer="layout" draw:type="line" svg:x1="5.319cm" svg:y1="10.658cm" svg:x2="5.35cm" svg:y2="11.7cm" draw:start-shape="id17" draw:start-glue-point="8" draw:end-shape="id18" draw:end-glue-point="4" svg:d="m5319 10658 31 1042">
          <text:p/>
        </draw:connector>
        <draw:custom-shape draw:style-name="gr1" draw:text-style-name="P1" draw:id="id19" draw:layer="layout" svg:width="0.5cm" svg:height="0.5cm" svg:x="7.9cm" svg:y="8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6.7cm" svg:height="1.52cm" svg:x="8.5cm" svg:y="7.803cm">
          <draw:text-box>
            <text:p text:style-name="P1"><text:span text:style-name="T1">OneSideHashJoin</text:span></text:p>
            <text:p text:style-name="P1"><text:span text:style-name="T2">((c_custkey = o_custkey) AND</text:span></text:p>
            <text:p text:style-name="P1"><text:span text:style-name="T2">(c_nationkey = s_nationkey))</text:span></text:p>
          </draw:text-box>
        </draw:frame>
        <draw:connector draw:style-name="gr2" draw:text-style-name="P1" draw:layer="layout" draw:type="line" svg:x1="8.15cm" svg:y1="8.846cm" svg:x2="5.319cm" svg:y2="10.158cm" draw:start-shape="id19" draw:start-glue-point="8" draw:end-shape="id17" draw:end-glue-point="4" svg:d="m8150 8846-2831 1312">
          <text:p/>
        </draw:connector>
        <draw:connector draw:style-name="gr2" draw:text-style-name="P1" draw:layer="layout" draw:type="line" svg:x1="8.15cm" svg:y1="8.846cm" svg:x2="10.95cm" svg:y2="10.146cm" draw:start-shape="id19" draw:start-glue-point="8" draw:end-shape="id16" draw:end-glue-point="4" svg:d="m8150 8846 2800 1300">
          <text:p/>
        </draw:connector>
        <draw:custom-shape draw:style-name="gr1" draw:text-style-name="P1" draw:id="id20" draw:layer="layout" svg:width="0.5cm" svg:height="0.5cm" svg:x="7.897cm" svg:y="6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6.7cm" svg:height="1.52cm" svg:x="7.9cm" svg:y="6.357cm">
          <draw:text-box>
            <text:p text:style-name="P1"><text:span text:style-name="T1">Projection</text:span></text:p>
            <text:p text:style-name="P1"><text:span text:style-name="T2">(n_name, l_extendedprice, l_discount,)</text:span></text:p>
          </draw:text-box>
        </draw:frame>
        <draw:connector draw:style-name="gr2" draw:text-style-name="P1" draw:layer="layout" draw:type="line" svg:x1="8.147cm" svg:y1="7.158cm" svg:x2="8.15cm" svg:y2="8.346cm" draw:start-shape="id20" draw:start-glue-point="8" draw:end-shape="id19" draw:end-glue-point="4" svg:d="m8147 7158 3 1188">
          <text:p/>
        </draw:connector>
        <draw:custom-shape draw:style-name="gr1" draw:text-style-name="P1" draw:id="id21" draw:layer="layout" svg:width="0.5cm" svg:height="0.5cm" svg:x="7.885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9cm" svg:height="1.52cm" svg:x="8.1cm" svg:y="4.88cm">
          <draw:text-box>
            <text:p text:style-name="P1"><text:span text:style-name="T1">Group</text:span><text:span text:style-name="T3">By</text:span></text:p>
            <text:p text:style-name="P1"><text:span text:style-name="T4">(n_name : </text:span></text:p>
            <text:p text:style-name="P1"><text:span text:style-name="T4">SUM{l_extendedprice * (1 - l_discount)})</text:span></text:p>
          </draw:text-box>
        </draw:frame>
        <draw:connector draw:style-name="gr2" draw:text-style-name="P1" draw:layer="layout" draw:type="line" svg:x1="8.135cm" svg:y1="5.4cm" svg:x2="8.147cm" svg:y2="6.658cm" draw:start-shape="id21" draw:start-glue-point="8" draw:end-shape="id20" draw:end-glue-point="4" svg:d="m8135 5400 12 1258">
          <text:p/>
        </draw:connector>
        <draw:custom-shape draw:style-name="gr1" draw:text-style-name="P1" draw:id="id22" draw:layer="layout" svg:width="0.5cm" svg:height="0.5cm" svg:x="7.9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9.5cm" svg:height="1.1cm" svg:x="8.3cm" svg:y="3.6cm">
          <draw:text-box>
            <text:p text:style-name="P1"><text:span text:style-name="T1">Sort</text:span></text:p>
            <text:p text:style-name="P1"><text:span text:style-name="T4">(SUM{l_extendedprice * (1 - l_discount))</text:span></text:p>
          </draw:text-box>
        </draw:frame>
        <draw:connector draw:style-name="gr2" draw:text-style-name="P1" draw:layer="layout" draw:type="line" svg:x1="8.15cm" svg:y1="4cm" svg:x2="8.135cm" svg:y2="4.9cm" draw:start-shape="id22" draw:start-glue-point="8" draw:end-shape="id21" draw:end-glue-point="4" svg:d="m8150 4000-15 900">
          <text:p/>
        </draw:connector>
        <draw:custom-shape draw:style-name="gr1" draw:text-style-name="P1" draw:id="id23" draw:layer="layout" svg:width="0.5cm" svg:height="0.5cm" svg:x="7.87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2cm" svg:height="1.097cm" svg:x="8.1cm" svg:y="2.103cm">
          <draw:text-box>
            <text:p text:style-name="P1"><text:span text:style-name="T1">OutPut</text:span></text:p>
            <text:p text:style-name="P1"><text:span text:style-name="T2"/></text:p>
          </draw:text-box>
        </draw:frame>
        <draw:connector draw:style-name="gr2" draw:text-style-name="P1" draw:layer="layout" draw:type="line" svg:x1="8.129cm" svg:y1="2.5cm" svg:x2="8.15cm" svg:y2="3.5cm" draw:start-shape="id23" draw:start-glue-point="8" draw:end-shape="id22" draw:end-glue-point="4" svg:d="m8129 2500 21 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東風ゴシック" style:font-family-generic-asian="system" style:font-pitch-asian="variable" style:font-size-asian="24pt" style:language-asian="ja" style:country-asian="JP" style:font-family-complex="東風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東風ゴシック" style:font-family-generic="roman" style:font-pitch="variable" fo:font-size="18pt" fo:font-style="normal" fo:text-shadow="none" style:text-underline-style="none" fo:font-weight="normal" style:letter-kerning="true" style:font-family-asian="東風ゴシック" style:font-family-generic-asian="system" style:font-pitch-asian="variable" style:font-size-asian="18pt" style:font-style-asian="normal" style:font-weight-asian="normal" style:font-family-complex="東風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uku </meta:initial-creator>
    <meta:creation-date>2011-11-15T12:23:29</meta:creation-date>
    <dc:date>2011-11-15T21:27:23</dc:date>
    <dc:creator>fuku </dc:creator>
    <meta:editing-duration>PT01H29M55S</meta:editing-duration>
    <meta:editing-cycles>35</meta:editing-cycles>
    <meta:generator>OpenOffice.org/3.2$Unix OpenOffice.org_project/320m12$Build-9483</meta:generator>
    <meta:document-statistic meta:object-count="68"/>
  </office:meta>
</office:document-meta>
</file>